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fff7" draw:textarea-horizontal-align="justify" draw:textarea-vertical-align="middle" draw:auto-grow-height="false" fo:min-height="15.5cm" fo:min-width="27.5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3.55cm" fo:min-width="3.5cm"/>
    </style:style>
    <style:style style:name="gr3" style:family="graphic" style:parent-style-name="standard">
      <style:graphic-properties svg:stroke-color="#000000" draw:fill-color="#e1ff00" draw:textarea-horizontal-align="justify" draw:textarea-vertical-align="middle" draw:auto-grow-height="false" fo:min-height="1.85cm" fo:min-width="12.2cm"/>
    </style:style>
    <style:style style:name="gr4" style:family="graphic" style:parent-style-name="standard">
      <style:graphic-properties draw:fill-color="#66ccff" draw:textarea-horizontal-align="justify" draw:textarea-vertical-align="middle" draw:auto-grow-height="false" fo:min-height="1.45cm" fo:min-width="3.3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12.194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15cm" fo:min-width="3.3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85cm" fo:min-width="0.8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13.95cm" fo:min-width="2cm"/>
    </style:style>
    <style:style style:name="gr9" style:family="graphic" style:parent-style-name="standard">
      <style:graphic-properties draw:fill-color="#ffcccc" draw:textarea-horizontal-align="justify" draw:textarea-vertical-align="middle" draw:auto-grow-height="false" fo:min-height="13.95cm" fo:min-width="2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13.95cm" fo:min-width="2cm"/>
    </style:style>
    <style:style style:name="gr11" style:family="graphic" style:parent-style-name="standard">
      <style:graphic-properties draw:fill-color="#ffccff" draw:textarea-horizontal-align="justify" draw:textarea-vertical-align="middle" draw:auto-grow-height="false" fo:min-height="3.55cm" fo:min-width="1.6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dfff7"/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e1ff00"/>
      <style:paragraph-properties fo:text-align="center"/>
    </style:style>
    <style:style style:name="P6" style:family="paragraph">
      <loext:graphic-properties draw:fill-color="#66ccff"/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color="#ffffff"/>
    </style:style>
    <style:style style:name="P8" style:family="paragraph">
      <style:paragraph-properties fo:text-align="center"/>
      <style:text-properties fo:color="#000000" fo:font-size="14pt" style:font-size-asian="14pt" style:font-size-complex="14pt"/>
    </style:style>
    <style:style style:name="P9" style:family="paragraph">
      <loext:graphic-properties draw:fill-color="#ffcc00"/>
      <style:paragraph-properties fo:text-align="center"/>
      <style:text-properties fo:color="#000000" fo:font-size="14pt" style:font-size-asian="14pt" style:font-size-complex="14pt"/>
    </style:style>
    <style:style style:name="P10" style:family="paragraph">
      <style:paragraph-properties fo:text-align="center"/>
      <style:text-properties fo:font-size="9pt" style:font-size-asian="9pt" style:font-size-complex="9pt"/>
    </style:style>
    <style:style style:name="P11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1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ffffcc"/>
      <style:paragraph-properties fo:text-align="center"/>
      <style:text-properties fo:font-size="16pt" style:font-size-asian="16pt" style:font-size-complex="16pt"/>
    </style:style>
    <style:style style:name="P16" style:family="paragraph">
      <loext:graphic-properties draw:fill-color="#ffcccc"/>
      <style:paragraph-properties fo:text-align="center"/>
      <style:text-properties fo:font-size="14pt" style:font-size-asian="14pt" style:font-size-complex="14pt"/>
    </style:style>
    <style:style style:name="P17" style:family="paragraph">
      <loext:graphic-properties draw:fill-color="#e6e6ff"/>
      <style:paragraph-properties fo:text-align="center"/>
      <style:text-properties fo:font-size="16pt" style:font-size-asian="16pt" style:font-size-complex="16pt"/>
    </style:style>
    <style:style style:name="P18" style:family="paragraph">
      <loext:graphic-properties draw:fill-color="#ffcc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3.8cm" svg:x="17.3cm" svg:y="4.3cm">
          <text:p text:style-name="P2"><text:span text:style-name="T1">CGI-Bin Engin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2.7cm" svg:height="2.1cm" svg:x="13.8cm" svg:y="0.8cm">
          <text:p text:style-name="P4">HTML Template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1.7cm" svg:x="22.7cm" svg:y="4.3cm">
          <text:p text:style-name="P2"><text:span text:style-name="T1">Language</text:span></text:p>
          <text:p text:style-name="P2"><text:span text:style-name="T1">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2.694cm" svg:height="2.1cm" draw:transform="skewX (-0.00541052068118242) translate (13.795cm 9.5cm)">
          <text:p text:style-name="P4"><text:span text:style-name="T2">Policy 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3.8cm" svg:height="1.4cm" svg:x="22.7cm" svg:y="6.7cm">
          <text:p text:style-name="P8"><text:span text:style-name="T3">Parameters</text:span></text:p>
          <text:p text:style-name="P8"><text:span text:style-name="T3">Fil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3cm" svg:height="2.1cm" svg:x="25.2cm" svg:y="12.9cm">
          <text:p text:style-name="P10"><text:span text:style-name="T4">User</text:span></text:p>
          <text:p text:style-name="P10"><text:span text:style-name="T4">mod</text:span></text:p>
          <text:p text:style-name="P10"><text:span text:style-name="T4">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3cm" svg:height="2.1cm" svg:x="23.3cm" svg:y="12.9cm">
          <text:p text:style-name="P10"><text:span text:style-name="T4">WLAN</text:span></text:p>
          <text:p text:style-name="P10"><text:span text:style-name="T4">Config</text:span></text:p>
          <text:p text:style-name="P10"><text:span text:style-name="T4">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3cm" svg:height="2.1cm" svg:x="21.4cm" svg:y="12.9cm">
          <text:p text:style-name="P4"><text:span text:style-name="T4">WAN</text:span></text:p>
          <text:p text:style-name="P4"><text:span text:style-name="T4">Config</text:span></text:p>
          <text:p text:style-name="P4"><text:span text:style-name="T4">Script</text:span></text:p>
          <text:p text:style-name="P4"><text:span text:style-name="T5"/></text:p>
          <text:p text:style-name="P4"><text:span text:style-name="T5">DHCP/Static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3cm" svg:height="2.1cm" svg:x="19.5cm" svg:y="12.9cm">
          <text:p text:style-name="P4"><text:span text:style-name="T6">Services</text:span></text:p>
          <text:p text:style-name="P13"><text:span text:style-name="T6">Init</text:span><text:span text:style-name="T6">.</text:span></text:p>
          <text:p text:style-name="P4"><text:span text:style-name="T6">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3cm" svg:height="2.1cm" svg:x="17.6cm" svg:y="12.9cm">
          <text:p text:style-name="P4"><text:span text:style-name="T4">Firewall</text:span></text:p>
          <text:p text:style-name="P4"><text:span text:style-name="T4">Config</text:span></text:p>
          <text:p text:style-name="P4"><text:span text:style-name="T4">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3cm" svg:height="2.1cm" svg:x="15.7cm" svg:y="12.9cm">
          <text:p text:style-name="P4"><text:span text:style-name="T4">Config</text:span></text:p>
          <text:p text:style-name="P4"><text:span text:style-name="T4">Backup</text:span></text:p>
          <text:p text:style-name="P4"><text:span text:style-name="T4">Scrip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3cm" svg:height="2.1cm" svg:x="13.8cm" svg:y="12.9cm">
          <text:p text:style-name="P4"><text:span text:style-name="T4">System</text:span></text:p>
          <text:p text:style-name="P4"><text:span text:style-name="T4">Update</text:span></text:p>
          <text:p text:style-name="P4"><text:span text:style-name="T4">Script</text:span>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.5cm" svg:height="14.2cm" svg:x="1.4cm" svg:y="0.8cm">
          <text:p text:style-name="P14"><text:span text:style-name="T7">Xserver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2.5cm" svg:height="14.2cm" svg:x="5.3cm" svg:y="0.8cm">
          <text:p text:style-name="P2"><text:span text:style-name="T1">Webkit</text:span></text:p>
          <text:p text:style-name="P2"><text:span text:style-name="T1">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7" draw:layer="layout" svg:width="2.5cm" svg:height="14.2cm" svg:x="9.2cm" svg:y="0.8cm">
          <text:p text:style-name="P14"><text:span text:style-name="T7">Web</text:span></text:p>
          <text:p text:style-name="P14"><text:span text:style-name="T7">Serv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1cm" svg:height="3.8cm" svg:x="13.8cm" svg:y="4.3cm">
          <text:p text:style-name="P2"><text:span text:style-name="T1">CGI</text:span></text:p>
          <text:p text:style-name="P2"><text:span text:style-name="T1">Handler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1.7cm" svg:y1="6.2cm" svg:x2="13.8cm" svg:y2="6.2cm">
          <text:p/>
        </draw:line>
        <draw:line draw:style-name="gr12" draw:text-style-name="P4" draw:layer="layout" svg:x1="7.8cm" svg:y1="7.9cm" svg:x2="9.2cm" svg:y2="7.9cm">
          <text:p/>
        </draw:line>
        <draw:line draw:style-name="gr12" draw:text-style-name="P4" draw:layer="layout" svg:x1="3.901cm" svg:y1="7.9cm" svg:x2="5.301cm" svg:y2="7.9cm">
          <text:p/>
        </draw:line>
        <draw:line draw:style-name="gr12" draw:text-style-name="P4" draw:layer="layout" svg:x1="15.9cm" svg:y1="6.2cm" svg:x2="17.301cm" svg:y2="6.2cm">
          <text:p/>
        </draw:line>
        <draw:line draw:style-name="gr12" draw:text-style-name="P4" draw:layer="layout" svg:x1="19.3cm" svg:y1="4.3cm" svg:x2="19.3cm" svg:y2="2.9cm">
          <text:p/>
        </draw:line>
        <draw:line draw:style-name="gr12" draw:text-style-name="P4" draw:layer="layout" svg:x1="21.3cm" svg:y1="5.2cm" svg:x2="22.7cm" svg:y2="5.2cm">
          <text:p/>
        </draw:line>
        <draw:line draw:style-name="gr13" draw:text-style-name="P4" draw:layer="layout" svg:x1="19.1cm" svg:y1="8.1cm" svg:x2="19.1cm" svg:y2="9.5cm">
          <text:p/>
        </draw:line>
        <draw:line draw:style-name="gr13" draw:text-style-name="P4" draw:layer="layout" svg:x1="21.3cm" svg:y1="7.4cm" svg:x2="22.7cm" svg:y2="7.4cm">
          <text:p/>
        </draw:line>
        <draw:line draw:style-name="gr13" draw:text-style-name="P4" draw:layer="layout" svg:x1="24.5cm" svg:y1="8.1cm" svg:x2="24.5cm" svg:y2="9.5cm">
          <text:p/>
        </draw:line>
        <draw:line draw:style-name="gr13" draw:text-style-name="P4" draw:layer="layout" svg:x1="25.9cm" svg:y1="12.9cm" svg:x2="25.9cm" svg:y2="11.6cm">
          <text:p/>
        </draw:line>
        <draw:line draw:style-name="gr13" draw:text-style-name="P4" draw:layer="layout" svg:x1="24cm" svg:y1="12.9cm" svg:x2="24cm" svg:y2="11.6cm">
          <text:p/>
        </draw:line>
        <draw:line draw:style-name="gr13" draw:text-style-name="P4" draw:layer="layout" svg:x1="22.1cm" svg:y1="12.9cm" svg:x2="22.1cm" svg:y2="11.6cm">
          <text:p/>
        </draw:line>
        <draw:line draw:style-name="gr13" draw:text-style-name="P4" draw:layer="layout" svg:x1="20.2cm" svg:y1="12.9cm" svg:x2="20.2cm" svg:y2="11.6cm">
          <text:p/>
        </draw:line>
        <draw:line draw:style-name="gr13" draw:text-style-name="P4" draw:layer="layout" svg:x1="18.3cm" svg:y1="12.9cm" svg:x2="18.3cm" svg:y2="11.6cm">
          <text:p/>
        </draw:line>
        <draw:line draw:style-name="gr13" draw:text-style-name="P4" draw:layer="layout" svg:x1="16.4cm" svg:y1="12.9cm" svg:x2="16.4cm" svg:y2="11.6cm">
          <text:p/>
        </draw:line>
        <draw:line draw:style-name="gr13" draw:text-style-name="P4" draw:layer="layout" svg:x1="14.5cm" svg:y1="12.9cm" svg:x2="14.5cm" svg:y2="11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imbus Sans L" svg:font-family="'Nimbus Sans 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imbus Sans L" style:font-size-asian="24pt" style:language-asian="zh" style:country-asian="CN" style:font-name-complex="DejaVu Sans" style:font-size-complex="24pt" style:language-complex="ar" style:country-complex="EG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15:56:03.174443552</meta:creation-date>
    <dc:date>2016-10-19T17:08:34.095506870</dc:date>
    <meta:editing-duration>PT10M25S</meta:editing-duration>
    <meta:editing-cycles>2</meta:editing-cycles>
    <meta:generator>LibreOffice/5.1.3.2$Linux_X86_64 LibreOffice_project/10m0$Build-2</meta:generator>
    <meta:document-statistic meta:object-count="33"/>
  </office:meta>
</office:document-meta>
</file>